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BF356B46.png" manifest:media-type=""/>
  <manifest:file-entry manifest:full-path="Pictures/100002010000002000000020E3E10969.png" manifest:media-type=""/>
  <manifest:file-entry manifest:full-path="Pictures/1000020100000080000000804C045DA9.png" manifest:media-type=""/>
  <manifest:file-entry manifest:full-path="Pictures/1000020100000018000000182B9BCD23.png" manifest:media-type=""/>
  <manifest:file-entry manifest:full-path="Pictures/1000000000000CEC000009B10DB262C2.png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ellipseWipe" smil:subtype="circl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3.505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r7" style:family="presentation" style:parent-style-name="Inspiration-title">
      <style:graphic-properties draw:auto-grow-height="true" fo:min-height="1.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5" style:family="text">
      <style:text-properties fo:font-family="'Liberation Sans'" style:font-family-generic="swiss" style:font-pitch="variable" fo:font-size="13pt" style:font-size-asian="13pt" style:font-size-complex="13pt"/>
    </style:style>
    <style:style style:name="T6" style:family="text">
      <style:text-properties fo:font-family="'Liberation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AWEB 2011 - Framework web</presentation:footer-decl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<text:span text:style-name="T1">Technologies Avancées du Web - 2012</text:span></text:p>
          </draw:text-box>
        </draw:frame>
        <draw:frame presentation:style-name="pr2" draw:layer="layout" svg:width="24.639cm" svg:height="12.18cm" svg:x="1.4cm" svg:y="5.82cm" presentation:class="subtitle">
          <draw:text-box>
            <text:p><text:span text:style-name="T2">Moteurs de recherche et optimisation de classement (SEO)</text:span></text:p>
            <text:p><text:span text:style-name="T3"/></text:p>
            <text:p><text:span text:style-name="T3">Guillaume Kulakowski</text:span></text:p>
            <text:p><text:span text:style-name="T4">Expert technique en solutions Open-source (CGI)</text:span></text:p>
          </draw:text-box>
        </draw:frame>
        <draw:frame draw:style-name="gr1" draw:layer="layout" svg:width="20.5cm" svg:height="4.11cm" svg:x="0.8cm" svg:y="16cm">
          <draw:text-box>
            <text:p text:style-name="P1"><text:span text:style-name="T3"/></text:p>
            <text:p text:style-name="P1"><text:span text:style-name="T5"/></text:p>
            <text:p text:style-name="P1"><text:span text:style-name="T5"><text:s text:c="7"/></text:span><text:span text:style-name="T5"><text:a xlink:href="http://twitter.com/llaumgui" xlink:type="simple">http://twitter.com/llaumgui</text:a></text:span><text:span text:style-name="T5"> </text:span></text:p>
            <text:p text:style-name="P1"><text:span text:style-name="T5"><text:s text:c="7"/></text:span><text:span text:style-name="T5"><text:a xlink:href="http://www.llaumgui.com/" xlink:type="simple">http://www.llaumgui.com</text:a></text:span><text:span text:style-name="T5"> </text:span></text:p>
            <text:p text:style-name="P1"><text:span text:style-name="T5"><text:s text:c="7"/></text:span><text:span text:style-name="T5"><text:a xlink:href="mailto:guillaume@llaumgui.com" xlink:type="simple">guillaume@llaumgui.com</text:a></text:span></text:p>
            <text:p text:style-name="P1"><text:span text:style-name="T5"/></text:p>
            <text:p text:style-name="P1"><text:span text:style-name="T6">Cours :</text:span><text:span text:style-name="T5"> </text:span><text:span text:style-name="T5"><text:a xlink:href="http://www.llaumgui.com/public/cours/ifpru_2012_2013/" xlink:type="simple">http://www.llaumgui.com/public/cours/ifpru_2012_2013/</text:a></text:span><text:span text:style-name="T5"> </text:span></text:p>
          </draw:text-box>
        </draw:frame>
        <draw:frame draw:style-name="gr2" draw:text-style-name="P2" draw:layer="layout" svg:width="0.45cm" svg:height="0.45cm" svg:x="1.3cm" svg:y="17.55cm">
          <draw:image xlink:href="Pictures/1000020100000018000000182B9BCD23.png" xlink:type="simple" xlink:show="embed" xlink:actuate="onLoad">
            <text:p/>
          </draw:image>
        </draw:frame>
        <draw:frame draw:style-name="gr2" draw:text-style-name="P2" draw:layer="layout" svg:width="0.45cm" svg:height="0.45cm" svg:x="1.348cm" svg:y="18.051cm">
          <draw:image xlink:href="Pictures/1000020100000080000000804C045DA9.png" xlink:type="simple" xlink:show="embed" xlink:actuate="onLoad">
            <text:p/>
          </draw:image>
        </draw:frame>
        <draw:frame draw:style-name="gr2" draw:text-style-name="P2" draw:layer="layout" svg:width="0.45cm" svg:height="0.45cm" svg:x="1.354cm" svg:y="18.55cm">
          <draw:image xlink:href="Pictures/100002010000002000000020E3E10969.png" xlink:type="simple" xlink:show="embed" xlink:actuate="onLoad">
            <text:p/>
          </draw:image>
        </draw:frame>
        <draw:frame draw:style-name="gr2" draw:text-style-name="P2" draw:layer="layout" svg:width="2.327cm" svg:height="0.819cm" svg:x="24.874cm" svg:y="19.382cm">
          <draw:image xlink:href="Pictures/10000000000000580000001FBF356B4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 xml:id="id1" draw:id="id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Introduction au HTML 5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Travaux pratiques : mettre en forme todo.html comme un vrai document HTML 5.</text:p>
              </text:list-item>
              <text:list-item>
                <text:p>Pour les plus rapides : jouer avec JavaScript et todo2.html.</text:p>
              </text:list-item>
            </text:list>
          </draw:text-box>
        </draw:frame>
        <anim:par presentation:node-type="timing-root">
          <anim:par smil:begin="id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 xml:id="id2" draw:id="id2">
        <office:forms form:automatic-focus="false" form:apply-design-mode="false"/>
        <draw:frame presentation:style-name="pr5" draw:text-style-name="P2" draw:layer="layout" svg:width="24.639cm" svg:height="12.18cm" svg:x="1.4cm" svg:y="4.913cm" presentation:class="outline" presentation:user-transformed="true">
          <draw:text-box>
            <text:p text:style-name="P2"><text:span text:style-name="T7">Ce TP est mis à disposition selon les termes de la « Licence Creative Commons Paternité - Partage à l'Identique 3.0 non transposé ».</text:span></text:p>
          </draw:text-box>
        </draw:frame>
        <draw:frame presentation:style-name="pr7" draw:layer="layout" svg:width="19.6cm" svg:height="1.8cm" svg:x="1.2cm" svg:y="1.8cm" presentation:class="title">
          <draw:text-box>
            <text:p><text:span text:style-name="T8">Licence</text:span></text:p>
          </draw:text-box>
        </draw:frame>
        <draw:frame draw:style-name="gr2" draw:text-style-name="P2" draw:layer="layout" svg:width="4.659cm" svg:height="1.639cm" svg:x="11.401cm" svg:y="10.062cm">
          <draw:image xlink:href="Pictures/10000000000000580000001FBF356B46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3.0/" xlink:type="simple" xlink:show="embed" xlink:actuate="onRequest"/>
          </office:event-listeners>
        </draw:frame>
        <anim:par presentation:node-type="timing-root">
          <anim:par smil:begin="id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nspiration-title">
      <style:graphic-properties draw:auto-grow-height="false" fo:min-height="3.507cm"/>
    </style:style>
    <style:style style:name="Mpr9" style:family="presentation" style:parent-style-name="Inspiration-outline1">
      <style:graphic-properties fo:min-height="12.18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/></text:p>
          <text:p text:style-name="MP1"><text:span text:style-name="MT1"/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8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9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aume Kulakowski</meta:initial-creator>
    <meta:creation-date>2013-01-20T10:15:42</meta:creation-date>
    <dc:date>2013-01-22T20:43:02</dc:date>
    <dc:creator>Guillaume Kulakowski</dc:creator>
    <meta:editing-duration>PT2H17M17S</meta:editing-duration>
    <meta:editing-cycles>48</meta:editing-cycles>
    <meta:generator>LibreOffice/3.6$Linux_X86_64 LibreOffice_project/360m1$Build-2</meta:generator>
    <meta:document-statistic meta:object-count="60"/>
  </office:meta>
</office:document-meta>
</file>